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596cm" svg:height="8.772cm" svg:x="0.004cm" svg:y="0.7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5:41:51.525194669</dc:date>
    <meta:editing-duration>PT3M27S</meta:editing-duration>
    <meta:editing-cycles>16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97cm" svg:height="8.773cm" xlink:href="." xlink:type="simple" chart:class="chart:scatter" chart:style-name="ch1">
        <chart:plot-area chart:style-name="ch2" chart:data-source-has-labels="both" svg:x="0.311cm" svg:y="0.175cm" svg:width="14.975cm" svg:height="8.423cm">
          <chartooo:coordinate-region svg:x="0.853cm" svg:y="0.374cm" svg:width="14.339cm" svg:height="8.02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08804222177874">
                <text:p>1.088042221778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28978977973935">
                <text:p>1.28978977973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4711965823904">
                <text:p>1.4711965823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62940173608692">
                <text:p>1.62940173608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76191025104793">
                <text:p>1.76191025104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86663238883574">
                <text:p>1.86663238883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94191661877948">
                <text:p>1.94191661877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8657566360031">
                <text:p>1.9865756636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99990522348338">
                <text:p>1.99990522348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98169508330664">
                <text:p>1.98169508330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322324278589">
                <text:p>1.9322324278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85229731276412">
                <text:p>1.85229731276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74315036253827">
                <text:p>1.74315036253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60651288978764">
                <text:p>1.60651288978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44453974908078">
                <text:p>1.44453974908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25978535360469">
                <text:p>1.25978535360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5516339054297">
                <text:p>1.05516339054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3390087048832">
                <text:p>0.83390087048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599487235557843">
                <text:p>0.599487235557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55619328806298">
                <text:p>0.355619328806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106143092802792">
                <text:p>0.106143092802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145007083181024">
                <text:p>-0.145007083181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93870410840047">
                <text:p>-0.393870410840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63652216683334">
                <text:p>-0.63652216683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869135588015762">
                <text:p>-0.86913558801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08804222177874">
                <text:p>-1.08804222177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28978977973935">
                <text:p>-1.28978977973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4711965823904">
                <text:p>-1.4711965823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62940173608692">
                <text:p>-1.62940173608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76191025104793">
                <text:p>-1.76191025104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86663238883574">
                <text:p>-1.86663238883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94191661877948">
                <text:p>-1.94191661877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8657566360031">
                <text:p>-1.98657566360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99990522348338">
                <text:p>-1.99990522348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98169508330664">
                <text:p>-1.98169508330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322324278589">
                <text:p>-1.93223242785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85229731276412">
                <text:p>-1.85229731276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74315036253827">
                <text:p>-1.74315036253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60651288978764">
                <text:p>-1.606512889787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44453974908078">
                <text:p>-1.44453974908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25978535360469">
                <text:p>-1.259785353604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05516339054297">
                <text:p>-1.05516339054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33900870488324">
                <text:p>-0.833900870488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599487235557843">
                <text:p>-0.5994872355578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355619328806298">
                <text:p>-0.355619328806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106143092802792">
                <text:p>-0.106143092802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145007083181024">
                <text:p>0.145007083181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93870410840047">
                <text:p>0.393870410840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636522166833343">
                <text:p>0.636522166833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869135588015762">
                <text:p>0.869135588015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08804222177874">
                <text:p>1.08804222177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28978977973935">
                <text:p>1.289789779739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4711965823904">
                <text:p>1.47119658239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62940173608692">
                <text:p>1.62940173608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76191025104793">
                <text:p>1.761910251047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86663238883574">
                <text:p>1.866632388835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94191661877948">
                <text:p>1.941916618779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98657566360031">
                <text:p>1.98657566360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99990522348338">
                <text:p>1.99990522348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98169508330664">
                <text:p>1.981695083306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9322324278589">
                <text:p>1.9322324278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85229731276412">
                <text:p>1.85229731276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74315036253828">
                <text:p>1.743150362538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60651288978765">
                <text:p>1.60651288978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44453974908078">
                <text:p>1.444539749080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25978535360469">
                <text:p>1.259785353604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05516339054296">
                <text:p>1.05516339054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33900870488318">
                <text:p>0.8339008704883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59948723555784">
                <text:p>0.59948723555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355619328806299">
                <text:p>0.3556193288062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106143092802792">
                <text:p>0.106143092802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145007083181024">
                <text:p>-0.145007083181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93870410840043">
                <text:p>-0.393870410840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636522166833336">
                <text:p>-0.636522166833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869135588015762">
                <text:p>-0.8691355880157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08804222177874">
                <text:p>-1.088042221778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28978977973935">
                <text:p>-1.28978977973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4711965823904">
                <text:p>-1.4711965823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62940173608692">
                <text:p>-1.629401736086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76191025104793">
                <text:p>-1.761910251047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86663238883574">
                <text:p>-1.86663238883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94191661877948">
                <text:p>-1.941916618779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8657566360031">
                <text:p>-1.98657566360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9990522348338">
                <text:p>-1.999905223483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8169508330664">
                <text:p>-1.981695083306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322324278589">
                <text:p>-1.9322324278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85229731276412">
                <text:p>-1.85229731276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74315036253827">
                <text:p>-1.74315036253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60651288978764">
                <text:p>-1.60651288978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44453974908078">
                <text:p>-1.44453974908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25978535360469">
                <text:p>-1.259785353604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05516339054297">
                <text:p>-1.05516339054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33900870488324">
                <text:p>-0.8339008704883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599487235557847">
                <text:p>-0.5994872355578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355619328806306">
                <text:p>-0.3556193288063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106143092802793">
                <text:p>-0.1061430928027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145007083181024">
                <text:p>0.1450070831810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9387041084005">
                <text:p>0.39387041084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636522166833342">
                <text:p>0.6365221668333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869135588015762">
                <text:p>0.869135588015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08804222177874">
                <text:p>1.088042221778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28978977973935">
                <text:p>1.289789779739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4711965823904">
                <text:p>1.47119658239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62940173608691">
                <text:p>1.629401736086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76191025104793">
                <text:p>1.761910251047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86663238883574">
                <text:p>1.866632388835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94191661877948">
                <text:p>1.94191661877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98657566360031">
                <text:p>1.986575663600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99990522348338">
                <text:p>1.99990522348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98169508330664">
                <text:p>1.981695083306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9322324278589">
                <text:p>1.93223242785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85229731276412">
                <text:p>1.852297312764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74315036253827">
                <text:p>1.74315036253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60651288978765">
                <text:p>1.606512889787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44453974908078">
                <text:p>1.444539749080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2597853536047">
                <text:p>1.25978535360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05516339054297">
                <text:p>1.05516339054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833900870488325">
                <text:p>0.833900870488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59948723555784">
                <text:p>0.59948723555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355619328806299">
                <text:p>0.3556193288062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106143092802793">
                <text:p>0.1061430928027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145007083181023">
                <text:p>-0.1450070831810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393870410840042">
                <text:p>-0.393870410840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636522166833335">
                <text:p>-0.6365221668333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869135588015761">
                <text:p>-0.869135588015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08804222177874">
                <text:p>-1.088042221778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28978977973935">
                <text:p>-1.289789779739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4711965823904">
                <text:p>-1.47119658239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62940173608692">
                <text:p>-1.629401736086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76191025104793">
                <text:p>-1.761910251047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86663238883574">
                <text:p>-1.866632388835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94191661877948">
                <text:p>-1.941916618779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98657566360031">
                <text:p>-1.986575663600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99990522348338">
                <text:p>-1.999905223483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98169508330664">
                <text:p>-1.981695083306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9322324278589">
                <text:p>-1.93223242785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85229731276412">
                <text:p>-1.852297312764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74315036253827">
                <text:p>-1.743150362538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60651288978765">
                <text:p>-1.60651288978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44453974908078">
                <text:p>-1.444539749080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25978535360469">
                <text:p>-1.25978535360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05516339054296">
                <text:p>-1.055163390542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833900870488325">
                <text:p>-0.833900870488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599487235557847">
                <text:p>-0.5994872355578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355619328806299">
                <text:p>-0.3556193288062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106143092802793">
                <text:p>-0.1061430928027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145007083181023">
                <text:p>0.1450070831810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93870410840042">
                <text:p>0.3938704108400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636522166833342">
                <text:p>0.6365221668333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869135588015761">
                <text:p>0.8691355880157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08804222177874">
                <text:p>1.08804222177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